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etter Gothic" svg:font-family="'Letter Gothic'" style:font-family-generic="swiss" style:font-pitch="fixed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style:font-name="URW Chancery L1" officeooo:paragraph-rsid="001c5b4c"/>
    </style:style>
    <style:style style:name="P2" style:family="paragraph" style:parent-style-name="Text_20_body" style:list-style-name="L1" style:master-page-name="">
      <style:paragraph-properties fo:text-align="justify" style:justify-single-word="false" style:page-number="auto"/>
      <style:text-properties officeooo:paragraph-rsid="0029babd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paragraph-rsid="0029babd"/>
    </style:style>
    <style:style style:name="P4" style:family="paragraph" style:parent-style-name="Text_20_body" style:list-style-name="L1">
      <style:paragraph-properties fo:text-align="justify" style:justify-single-word="false">
        <style:tab-stops>
          <style:tab-stop style:position="8.378cm"/>
        </style:tab-stops>
      </style:paragraph-properties>
      <style:text-properties officeooo:paragraph-rsid="0029babd"/>
    </style:style>
    <style:style style:name="T1" style:family="text">
      <style:text-properties officeooo:rsid="001c5b4c"/>
    </style:style>
    <style:style style:name="T2" style:family="text">
      <style:text-properties officeooo:rsid="0021cd4e"/>
    </style:style>
    <style:style style:name="T3" style:family="text">
      <style:text-properties officeooo:rsid="0023f02e"/>
    </style:style>
    <style:style style:name="T4" style:family="text">
      <style:text-properties officeooo:rsid="00250993"/>
    </style:style>
    <style:style style:name="T5" style:family="text">
      <style:text-properties officeooo:rsid="0027065d"/>
    </style:style>
    <style:style style:name="T6" style:family="text">
      <style:text-properties officeooo:rsid="0028e961"/>
    </style:style>
    <style:style style:name="T7" style:family="text">
      <style:text-properties officeooo:rsid="0029babd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DejaVu Sans Mono" fo:font-size="10pt" style:font-size-asian="10pt" style:font-size-complex="10pt"/>
    </style:style>
    <style:style style:name="T10" style:family="text">
      <style:text-properties style:font-name="DejaVu Sans Mono" fo:font-size="10pt" officeooo:rsid="0029babd" style:font-size-asian="10pt" style:font-size-complex="10pt"/>
    </style:style>
    <style:style style:name="T11" style:family="text">
      <style:text-properties officeooo:rsid="002a00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7">Java</text:span><text:span text:style-name="T5">, к/р </text:span><text:span text:style-name="T7">1</text:span><text:span text:style-name="T5">, </text:span><text:span text:style-name="T7">2</text:span><text:span text:style-name="T4"> </text:span><text:span text:style-name="T1">(</text:span><text:span text:style-name="T4">26</text:span><text:span text:style-name="T1">.</text:span><text:span text:style-name="T2">0</text:span><text:span text:style-name="T1">1.201</text:span><text:span text:style-name="T3">1</text:span><text:span text:style-name="T1">)</text:span></text:h>
      <text:list xml:id="list1870587457" text:style-name="L1">
        <text:list-item>
          <text:p text:style-name="P2">Создать класс <text:span text:style-name="T10">Book</text:span><text:span text:style-name="T7"> для хранения информации о книге</text:span> с двумя полями: название и вес в граммах — и конструктором для их инициализации.</text:p>
        </text:list-item>
        <text:list-item>
          <text:p text:style-name="P4">Создать класс <text:span text:style-name="T9">BookShelf</text:span> <text:span text:style-name="T7">(</text:span>Книжная полка), хранящий список книг, <text:span text:style-name="T7">создать в нём метод для добавления книг.</text:span></text:p>
        </text:list-item>
        <text:list-item>
          <text:p text:style-name="P4">Создать в <text:span text:style-name="T7">классе </text:span><text:span text:style-name="T10">BookShelf</text:span><text:span text:style-name="T7"> </text:span>метод, возвращающий первые <text:span text:style-name="T8">n</text:span> книг из списка после сортировки по заданному критерию. Критерий (объект-компаратор) и число <text:span text:style-name="T8">n</text:span> — параметры метода. Если <text:span text:style-name="T8">n</text:span> больше, чем общее число книг,<text:span text:style-name="T7"> или отрицательно </text:span>выбросить исключение стандартного типа <text:span text:style-name="T9">IllegalArgumentException</text:span>. </text:p>
        </text:list-item>
        <text:list-item>
          <text:p text:style-name="P4"><text:span text:style-name="T7">Создать книжную полку из 5 книг, используя метод из предыдущего задания, получить три самые тяжёлые книги и две книги, названия которых идут первыми лексикографически </text:span><text:span text:style-name="T11">(лексикографическое сравнение двух строк осуществляет стандартный строковый метод </text:span><text:a xlink:type="simple" xlink:href="http://download.oracle.com/javase/6/docs/api/java/lang/String.html#compareTo(java.lang.String)"><text:span text:style-name="T11">compareTo</text:span></text:a><text:span text:style-name="T11">)</text:span></text:p>
        </text:list-item>
        <text:list-item>
          <text:p text:style-name="P3"><text:span text:style-name="T6">Добавить в класс книжной полки метод для загрузки информации о книгах из файл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etter Gothic" svg:font-family="'Letter Gothic'" style:font-family-generic="swiss" style:font-pitch="fixed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30%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1-13T00:20:07</dc:date>
    <dc:creator>Artem Pelenitsyn</dc:creator>
    <meta:editing-duration>PT01H13M13S</meta:editing-duration>
    <meta:editing-cycles>10</meta:editing-cycles>
    <meta:generator>OpenOffice.org/3.2$Linux OpenOffice.org_project/320m19$Build-9505</meta:generator>
    <meta:document-statistic meta:table-count="0" meta:image-count="0" meta:object-count="0" meta:page-count="1" meta:paragraph-count="6" meta:word-count="131" meta:character-count="898"/>
  </office:meta>
</office:document-meta>
</file>